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ddeb4" officeooo:paragraph-rsid="001ddeb4" style:font-size-asian="12.25pt" style:font-size-complex="14pt"/>
    </style:style>
    <style:style style:name="P2" style:family="paragraph" style:parent-style-name="Standard">
      <style:text-properties fo:font-size="14pt" officeooo:rsid="001ddeb4" officeooo:paragraph-rsid="001f8bd9" style:font-size-asian="12.25pt" style:font-size-complex="14pt"/>
    </style:style>
    <style:style style:name="P3" style:family="paragraph" style:parent-style-name="Standard">
      <style:text-properties fo:font-size="14pt" officeooo:rsid="001f8bd9" officeooo:paragraph-rsid="001f8bd9" style:font-size-asian="12.25pt" style:font-size-complex="14pt"/>
    </style:style>
    <style:style style:name="P4" style:family="paragraph" style:parent-style-name="Standard">
      <style:text-properties fo:font-size="14pt" officeooo:rsid="00205630" officeooo:paragraph-rsid="00205630" style:font-size-asian="12.25pt" style:font-size-complex="14pt"/>
    </style:style>
    <style:style style:name="P5" style:family="paragraph" style:parent-style-name="Standard">
      <style:text-properties fo:font-size="14pt" officeooo:rsid="0022186f" officeooo:paragraph-rsid="0022957b" style:font-size-asian="12.25pt" style:font-size-complex="14pt"/>
    </style:style>
    <style:style style:name="P6" style:family="paragraph" style:parent-style-name="Standard">
      <style:text-properties fo:font-size="14pt" officeooo:rsid="0022186f" officeooo:paragraph-rsid="002522f7" style:font-size-asian="12.25pt" style:font-size-complex="14pt"/>
    </style:style>
    <style:style style:name="P7" style:family="paragraph" style:parent-style-name="Standard">
      <style:text-properties fo:font-size="14pt" officeooo:rsid="0022957b" officeooo:paragraph-rsid="0022957b" style:font-size-asian="12.25pt" style:font-size-complex="14pt"/>
    </style:style>
    <style:style style:name="P8" style:family="paragraph" style:parent-style-name="Standard">
      <style:text-properties fo:font-size="14pt" officeooo:rsid="002522f7" officeooo:paragraph-rsid="002522f7" style:font-size-asian="12.25pt" style:font-size-complex="14pt"/>
    </style:style>
    <style:style style:name="P9" style:family="paragraph" style:parent-style-name="Standard">
      <style:text-properties fo:font-size="14pt" officeooo:rsid="002522f7" officeooo:paragraph-rsid="00265352" style:font-size-asian="12.25pt" style:font-size-complex="14pt"/>
    </style:style>
    <style:style style:name="P10" style:family="paragraph" style:parent-style-name="Standard">
      <style:text-properties fo:font-size="14pt" officeooo:rsid="002522f7" officeooo:paragraph-rsid="002ed548" style:font-size-asian="12.25pt" style:font-size-complex="14pt"/>
    </style:style>
    <style:style style:name="P11" style:family="paragraph" style:parent-style-name="Standard">
      <style:text-properties fo:font-size="14pt" officeooo:rsid="00265352" officeooo:paragraph-rsid="00265352" style:font-size-asian="12.25pt" style:font-size-complex="14pt"/>
    </style:style>
    <style:style style:name="P12" style:family="paragraph" style:parent-style-name="Standard">
      <style:text-properties fo:font-size="14pt" officeooo:rsid="00265352" officeooo:paragraph-rsid="002ed548" style:font-size-asian="12.25pt" style:font-size-complex="14pt"/>
    </style:style>
    <style:style style:name="P13" style:family="paragraph" style:parent-style-name="Standard">
      <style:text-properties fo:font-size="14pt" officeooo:rsid="00331b3c" officeooo:paragraph-rsid="00331b3c" style:font-size-asian="12.25pt" style:font-size-complex="14pt"/>
    </style:style>
    <style:style style:name="P14" style:family="paragraph" style:parent-style-name="Standard">
      <style:text-properties fo:font-size="14pt" officeooo:rsid="00334cb6" officeooo:paragraph-rsid="00334cb6" style:font-size-asian="12.25pt" style:font-size-complex="14pt"/>
    </style:style>
    <style:style style:name="P15" style:family="paragraph" style:parent-style-name="Standard">
      <style:text-properties fo:font-size="14pt" fo:font-weight="bold" officeooo:rsid="0022186f" officeooo:paragraph-rsid="002522f7" style:font-size-asian="12.25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205630" officeooo:paragraph-rsid="00205630" style:font-size-asian="12.25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22186f" officeooo:paragraph-rsid="002522f7" style:font-size-asian="12.25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331b3c" officeooo:paragraph-rsid="00331b3c" style:font-size-asian="12.25pt" style:font-weight-asian="bold" style:font-size-complex="14pt" style:font-weight-complex="bold"/>
    </style:style>
    <style:style style:name="P19" style:family="paragraph" style:parent-style-name="Standard">
      <style:text-properties fo:font-size="14pt" style:text-underline-style="solid" style:text-underline-width="auto" style:text-underline-color="font-color" fo:font-weight="bold" officeooo:rsid="00334cb6" officeooo:paragraph-rsid="00334cb6" style:font-size-asian="12.25pt" style:font-weight-asian="bold" style:font-size-complex="14pt" style:font-weight-complex="bold"/>
    </style:style>
    <style:style style:name="P20" style:family="paragraph" style:parent-style-name="Standard">
      <style:text-properties fo:font-size="14pt" style:text-underline-style="solid" style:text-underline-width="auto" style:text-underline-color="font-color" fo:font-weight="bold" officeooo:rsid="0034684f" officeooo:paragraph-rsid="0034684f" style:font-size-asian="12.25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349bde" officeooo:paragraph-rsid="00349bde" style:font-size-asian="12.25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officeooo:rsid="00334cb6" officeooo:paragraph-rsid="00334cb6" style:font-size-asian="12.25pt" style:font-size-complex="14pt"/>
    </style:style>
    <style:style style:name="P23" style:family="paragraph" style:parent-style-name="Standard">
      <style:text-properties fo:font-size="14pt" style:text-underline-style="solid" style:text-underline-width="auto" style:text-underline-color="font-color" fo:font-weight="normal" officeooo:rsid="00334cb6" officeooo:paragraph-rsid="00334cb6" style:font-size-asian="12.25pt" style:font-weight-asian="normal" style:font-size-complex="14pt" style:font-weight-complex="normal"/>
    </style:style>
    <style:style style:name="P24" style:family="paragraph" style:parent-style-name="Standard">
      <style:text-properties fo:font-size="14pt" style:text-underline-style="solid" style:text-underline-width="auto" style:text-underline-color="font-color" fo:font-weight="normal" officeooo:rsid="0034684f" officeooo:paragraph-rsid="0034684f" style:font-size-asian="12.25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normal" officeooo:rsid="0034684f" officeooo:paragraph-rsid="00349bde" style:font-size-asian="12.25pt" style:font-weight-asian="normal" style:font-size-complex="14pt" style:font-weight-complex="normal"/>
    </style:style>
    <style:style style:name="P26" style:family="paragraph" style:parent-style-name="Standard">
      <style:text-properties fo:font-size="14pt" style:text-underline-style="solid" style:text-underline-width="auto" style:text-underline-color="font-color" fo:font-weight="normal" officeooo:rsid="00349bde" officeooo:paragraph-rsid="00349bde"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rsid="00334cb6" officeooo:paragraph-rsid="00334cb6" style:font-size-asian="12.25pt" style:font-weight-asian="normal" style:font-size-complex="14pt" style:font-weight-complex="normal"/>
    </style:style>
    <style:style style:name="P28" style:family="paragraph" style:parent-style-name="Standard">
      <style:text-properties fo:font-size="14pt" style:text-underline-style="none" fo:font-weight="normal" officeooo:rsid="0034684f" officeooo:paragraph-rsid="0034684f"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349bde" officeooo:paragraph-rsid="00349bde" style:font-size-asian="12.25pt" style:font-weight-asian="normal" style:font-size-complex="14pt" style:font-weight-complex="normal"/>
    </style:style>
    <style:style style:name="P30" style:family="paragraph" style:parent-style-name="Standard">
      <style:paragraph-properties fo:text-align="center" style:justify-single-word="false"/>
      <style:text-properties fo:font-size="18pt" fo:font-weight="bold" officeooo:rsid="001ddeb4" officeooo:paragraph-rsid="001ddeb4" style:font-size-asian="15.75pt" style:font-weight-asian="bold" style:font-size-complex="18pt" style:font-weight-complex="bold"/>
    </style:style>
    <style:style style:name="P31" style:family="paragraph" style:parent-style-name="Standard">
      <style:text-properties fo:font-size="14pt" officeooo:rsid="001f8bd9" officeooo:paragraph-rsid="001f8bd9" style:font-size-asian="12.25pt" style:font-size-complex="14pt"/>
    </style:style>
    <style:style style:name="P32" style:family="paragraph" style:parent-style-name="Standard">
      <style:text-properties fo:font-size="14pt" style:text-underline-style="none" fo:font-weight="normal" officeooo:rsid="0034684f" officeooo:paragraph-rsid="0034684f" style:font-size-asian="12.25pt" style:font-weight-asian="normal" style:font-size-complex="14pt" style:font-weight-complex="normal"/>
    </style:style>
    <style:style style:name="P33" style:family="paragraph" style:parent-style-name="Standard">
      <style:text-properties fo:font-size="14pt" style:text-underline-style="none" fo:font-weight="normal" officeooo:rsid="00349bde" officeooo:paragraph-rsid="00349bde" style:font-size-asian="12.25pt" style:font-weight-asian="normal" style:font-size-complex="14pt" style:font-weight-complex="normal"/>
    </style:style>
    <style:style style:name="P34" style:family="paragraph" style:parent-style-name="Standard">
      <style:text-properties fo:font-size="14pt" style:text-underline-style="none" fo:font-weight="normal" officeooo:rsid="003f6dc0" officeooo:paragraph-rsid="003f6dc0" style:font-size-asian="12.25pt" style:font-weight-asian="normal" style:font-size-complex="14pt" style:font-weight-complex="normal"/>
    </style:style>
    <style:style style:name="P35" style:family="paragraph" style:parent-style-name="Standard">
      <style:text-properties fo:font-size="14pt" style:text-underline-style="solid" style:text-underline-width="auto" style:text-underline-color="font-color" fo:font-weight="bold" officeooo:rsid="003f6dc0" officeooo:paragraph-rsid="003f6dc0" style:font-size-asian="12.25pt" style:font-weight-asian="bold" style:font-size-complex="14pt" style:font-weight-complex="bold"/>
    </style:style>
    <style:style style:name="T1" style:family="text">
      <style:text-properties officeooo:rsid="001f8bd9"/>
    </style:style>
    <style:style style:name="T2" style:family="text">
      <style:text-properties officeooo:rsid="0022186f"/>
    </style:style>
    <style:style style:name="T3" style:family="text">
      <style:text-properties officeooo:rsid="0022957b"/>
    </style:style>
    <style:style style:name="T4" style:family="text">
      <style:text-properties officeooo:rsid="00235042"/>
    </style:style>
    <style:style style:name="T5" style:family="text">
      <style:text-properties officeooo:rsid="002522f7"/>
    </style:style>
    <style:style style:name="T6" style:family="text">
      <style:text-properties officeooo:rsid="00265352"/>
    </style:style>
    <style:style style:name="T7" style:family="text">
      <style:text-properties officeooo:rsid="00331b3c"/>
    </style:style>
    <style:style style:name="T8" style:family="text">
      <style:text-properties fo:font-weight="bold" style:font-weight-asian="bold" style:font-weight-complex="bold"/>
    </style:style>
    <style:style style:name="T9" style:family="text">
      <style:text-properties fo:font-weight="bold" officeooo:rsid="00265352" style:font-weight-asian="bold" style:font-weight-complex="bold"/>
    </style:style>
    <style:style style:name="T10" style:family="text">
      <style:text-properties officeooo:rsid="00334cb6"/>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officeooo:rsid="00343f5d"/>
    </style:style>
    <style:style style:name="T15" style:family="text">
      <style:text-properties style:text-underline-style="none" officeooo:rsid="0034684f"/>
    </style:style>
    <style:style style:name="T16" style:family="text">
      <style:text-properties style:text-underline-style="none" officeooo:rsid="00349bde"/>
    </style:style>
    <style:style style:name="T17" style:family="text">
      <style:text-properties style:text-underline-style="none" officeooo:rsid="002522f7"/>
    </style:style>
    <style:style style:name="T18" style:family="text">
      <style:text-properties style:text-underline-style="none" officeooo:rsid="00265352"/>
    </style:style>
    <style:style style:name="T19" style:family="text">
      <style:text-properties officeooo:rsid="00343f5d"/>
    </style:style>
    <style:style style:name="T20" style:family="text">
      <style:text-properties officeooo:rsid="00362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da Zabad</text:p>
      <text:p text:style-name="P1">COMP316</text:p>
      <text:p text:style-name="P1">Assignment 3</text:p>
      <text:p text:style-name="P1">1278354</text:p>
      <text:p text:style-name="P1"/>
      <text:p text:style-name="P30">Which Histogram Holds the Highest Importance</text:p>
      <text:p text:style-name="P1"/>
      <text:p text:style-name="P1"/>
      <text:p text:style-name="P1"><text:tab/>There exist many different ways to compare two different images, but in order to determine whether two images have similarities we must compare certain aspects of each of those images and in turn compare those two values in order to find a corrolation. </text:p>
      <text:p text:style-name="P1"><text:tab/></text:p>
      <text:p text:style-name="P2"><text:tab/>Using a program named an image descriptor, it takes two arguements of two file names that are images that we would like to compare to each other. The procedure is as follows:</text:p>
      <text:p text:style-name="P2"/>
      <text:p text:style-name="P3">Given two grey scaled images and compute 3 main histograms:</text:p>
      <text:p text:style-name="P2">- <text:span text:style-name="T1">Histogram for Edge Magnitude</text:span></text:p>
      <text:p text:style-name="P2">- <text:span text:style-name="T1">Histogram for Edge Direction</text:span></text:p>
      <text:p text:style-name="P2">- <text:span text:style-name="T1">Histogram for Image Intesity</text:span></text:p>
      <text:p text:style-name="P2"/>
      <text:p text:style-name="P3"><text:tab/>Each of the three images are 8 bin histograms that have been normalized to have all the values add up to 1. They are then all packed together into a 24 bin histogram that is then normalized by dividing by 3. This return a normalized 24 bin histogram where all the values eventually add up to 1.</text:p>
      <text:p text:style-name="P3"/>
      <text:p text:style-name="P3"><text:tab/>With this newprocedure that has been made we can create two different 24 bin histograms for two different images in order to compare the values at a given point to each other. Values are compared and the minimum value is taken to be represented in an image descriptor vector of all minimums with 24 places. Once all minimum have been chosen, the vector is then added together to find the total.</text:p>
      <text:p text:style-name="P3"/>
      <text:p text:style-name="P3">Given the result of adding all the values is going to be beween 0 to 1:</text:p>
      <text:p text:style-name="P3"/>
      <text:p text:style-name="P3">- if the values are closer to the value 1 then both image are similar.</text:p>
      <text:p text:style-name="P3">- if the values are closer to the value 0 then both images are not similar.</text:p>
      <text:p text:style-name="P3"/>
      <text:p text:style-name="P3"><text:tab/>The main question is which of the three histograms that are being passed to the 24 bin histogram holds the most significance towards computing similarity between images?</text:p>
      <text:p text:style-name="P3"/>
      <text:p text:style-name="P3"/>
      <text:p text:style-name="P3"/>
      <text:p text:style-name="P16"><text:soft-page-break/>-Image descriptor values:</text:p>
      <text:p text:style-name="P4"><text:tab/>We must choose different images to be able to compare the histogram values. The comparison bet<text:span text:style-name="T2">ween cars trains and planes:</text:span></text:p>
      <text:p text:style-name="P4"/>
      <text:p text:style-name="P5">-Car<text:span text:style-name="T3">3</text:span>.jpg x Car<text:span text:style-name="T3">15</text:span>.jpg: <text:tab/><text:tab/><text:span text:style-name="T3">0.848224593090475</text:span></text:p>
      <text:p text:style-name="P5">-Car<text:span text:style-name="T3">3.</text:span>jpg x Plane<text:span text:style-name="T3">20</text:span>.jpg: <text:tab/><text:tab/><text:span text:style-name="T3">0.6350955297517604</text:span></text:p>
      <text:p text:style-name="P5">-Car<text:span text:style-name="T3">3</text:span>.jpg x Train<text:span text:style-name="T3">9</text:span>.jpg:<text:tab/><text:tab/><text:span text:style-name="T3">0.7909856304385732</text:span></text:p>
      <text:p text:style-name="P5">-<text:span text:style-name="T3">Plane20.jpg x Plane11.jpg:<text:tab/>0.8252790615297023</text:span></text:p>
      <text:p text:style-name="P5">-<text:span text:style-name="T3">Plane20.jpg x Train9.jpg:<text:tab/>0.6482863764223197</text:span></text:p>
      <text:p text:style-name="P5">-<text:span text:style-name="T3">Train9.jpg x Train10.jpg: <text:tab/>0.8638647189787949</text:span></text:p>
      <text:p text:style-name="P5"/>
      <text:p text:style-name="P5"><text:tab/><text:span text:style-name="T3">From the computed values, the image descriptor returns the expected values for <text:s text:c="2"/>each of the images. When two images of the same time are compared, it returns a value that indicates that the images are fairly similar. This can be seen in Car x Car comparison, Train x Train comparison, and Plane x Plane comparison. It is also true that when two images that are not of the same group are compared the value returned indicated that the two images are fairly dissimilar.</text:span></text:p>
      <text:p text:style-name="P5"/>
      <text:p text:style-name="P7"><text:tab/>But in order to reach those final values we need to take a deeper look at the histograms that are making these comparisons in order to further understand why the two images are similar. </text:p>
      <text:p text:style-name="P7"/>
      <text:p text:style-name="P7">Ideology: Since histograms add up to 1 naturally <text:span text:style-name="T4">given that two 24 histogram values are almost the same the value of the minimum vector will be very close to one. But Which part of the 24 bin array returns the biggest difference that allow for a more accurate description of similarity or dissimilarity of two images.</text:span></text:p>
      <text:p text:style-name="P7"/>
      <text:p text:style-name="P17">-<text:span text:style-name="T5">24 bin histogram normalized:</text:span></text:p>
      <text:p text:style-name="P6"/>
      <text:p text:style-name="P15">-Car<text:span text:style-name="T3">3</text:span>.jpg x Car<text:span text:style-name="T3">15</text:span>.jpg: </text:p>
      <text:p text:style-name="P6"/>
      <text:p text:style-name="P8">[<text:span text:style-name="T8">0.1368 0.0695 0.036</text:span><text:span text:style-name="T9">6</text:span><text:span text:style-name="T8"> 0.0212 0.0150 0.013 0.010 0.0304</text:span> 0.0248 0.0308 0.077 0.0275 0.0207 0.0391 0.0810 0.0317 0.0060 0.01246 0.01741 0.0378 0.0813 0.0569 0.0319 0.089]</text:p>
      <text:p text:style-name="P8"/>
      <text:p text:style-name="P8">[<text:span text:style-name="T8">0.129 0.078 0.0381 0.0262 0.0185 0.0128 0.0093 0.0200</text:span> 0.02649 0.0339 0.0788 0.0400 0.0248 0.0307 0.0628 0.03535 7.11111E-4 0.00908 0.0179 0.0246 0.0800 0.1312 0.0630 0.0065]</text:p>
      <text:p text:style-name="P8"/>
      <text:p text:style-name="P15">-Car<text:span text:style-name="T3">3.</text:span>jpg x Plane<text:span text:style-name="T3">20</text:span>.jpg:</text:p>
      <text:p text:style-name="P9">[0.1368 0.0695 0.036<text:span text:style-name="T6">6</text:span> 0.0212 0.0150 0.013 0.010 0.0304 0.0248 0.0308 0.077 0.0275 0.0207 0.0391 0.0810 0.0317 0.0060 0.01246 0.01741 0.0378 0.0813 0.0569 0.0319 0.089]</text:p>
      <text:p text:style-name="P8"/>
      <text:p text:style-name="P8"><text:soft-page-break/>[0.275 0.02241 0.009 0.0049 0.0037 0.0028 0.0028 0.01211 0.0723 0.0306 0.0372 0.02975 0.0203 0.0431 0.0666 0.0332 3.272E-4 6.4687E-4 0.00305 0.01 0.01697 0.0097 0.0640 0.2285]</text:p>
      <text:p text:style-name="P8"/>
      <text:p text:style-name="P15">-Car<text:span text:style-name="T3">3</text:span>.jpg x Train<text:span text:style-name="T3">9</text:span>.jpg:</text:p>
      <text:p text:style-name="P6"/>
      <text:p text:style-name="P9">[0.1368 0.0695 0.036<text:span text:style-name="T6">6</text:span> 0.0212 0.0150 0.013 0.010 0.0304 0.0248 0.0308 0.077 0.0275 0.0207 0.0391 0.0810 0.0317 0.0060 0.01246 0.01741 0.0378 0.0813 0.0569 0.0319 0.089]</text:p>
      <text:p text:style-name="P8"/>
      <text:p text:style-name="P12">[0.177 0.0497 0.0264 0.0187 0.0149 0.0113 0.0091 0.024 0.0463 0.0428 0.0437 0.0433 0.0331 0.0394 0.0423 0.0420 1.086E-4 0.00252 0.01458 0.0350 0.06577 0.1228 0.0618 0.0305]</text:p>
      <text:p text:style-name="P12"/>
      <text:p text:style-name="P15">-<text:span text:style-name="T3">Plane20.jpg x Plane11.jpg:</text:span></text:p>
      <text:p text:style-name="P6"/>
      <text:p text:style-name="P12">[<text:span text:style-name="T5">[0.275 0.02241 0.009 0.0049 0.0037 0.0028 0.0028 0.01211 0.0723 0.0306 0.0372 0.02975 0.0203 0.0431 0.0666 0.0332 3.272E-4 6.4687E-4 0.00305 0.01 0.01697 0.0097 0.0640 0.2285]</text:span></text:p>
      <text:p text:style-name="P12"/>
      <text:p text:style-name="P11">[0.289 0.0117 0.0061 0.00470 0.0032 0.0025 0.00214 0.0137 0.1385 0.034 0.0486 0.0257 0.0143 0.020 0.0353 0.0162 5.614E-4 0.0014 0.00335 0.0041 0.00355 0.0042 0.1408 0.17520]</text:p>
      <text:p text:style-name="P11"/>
      <text:p text:style-name="P15">-<text:span text:style-name="T3">Plane20.jpg x Train9.jpg:</text:span></text:p>
      <text:p text:style-name="P10">[0.275 0.02241 0.009 0.0049 0.0037 0.0028 0.0028 0.01211 <text:span text:style-name="T8">0.0723 0.0306 0.0372 0.02975 0.0203 0.0431 0.0666 0.0332</text:span> 3.272E-4 6.4687E-4 0.00305 0.01 0.01697 0.0097 0.0640 0.2285]</text:p>
      <text:p text:style-name="P10"/>
      <text:p text:style-name="P11">[0.177 0.0497 0.0264 0.0187 0.0149 0.0113 0.0091 0.024 <text:span text:style-name="T8">0.0463 0.0428 0.0437 0.0433 0.0331 0.0394 0.0423</text:span> 0.0420 1.086E-4 0.00252 0.01458 0.0350 0.06577 0.1228 0.0618 0.0305]</text:p>
      <text:p text:style-name="P11"/>
      <text:p text:style-name="P15">-<text:span text:style-name="T3">Train9.jpg x Train10.jpg:</text:span></text:p>
      <text:p text:style-name="P11">[0.1630 0.0692 0.03711 0.0211 0.0132 0.0091 0.0064 0.0139 <text:span text:style-name="T8">0.0497 0.0322 0.0447 0.0363 0.0364 0.0417 0.0531 0.0387</text:span> 0.0 4.44<text:span text:style-name="T7">44</text:span>E-5 0.0025 0.01632 0.0460 0.0930 0.09459 0.0806]</text:p>
      <text:p text:style-name="P11"/>
      <text:p text:style-name="P12">[0.177 0.0497 0.0264 0.0187 0.0149 0.0113 0.0091 0.024 <text:span text:style-name="T8">0.0463 0.0428 0.0437 0.0433 0.0331 0.0394 0.0423 0.0420</text:span> 1.086E-4 0.00252 0.01458 0.0350 0.06577 0.1228 0.0618 0.0305]</text:p>
      <text:p text:style-name="P7"/>
      <text:p text:style-name="P13">It is important to note that the first 8 values of each histogram is the normalized values of the Edge magnitude histogram. The next 8 values are the Edge direction histogram and the last 8 values are from the intensity histogram.</text:p>
      <text:p text:style-name="P19"><text:soft-page-break/>Note: <text:span text:style-name="T13"><text:s/>Looking for the most significant values that show differences over less significant of high decimal placement</text:span></text:p>
      <text:p text:style-name="P18"/>
      <text:p text:style-name="P18">-Edge Magnitude Histogtram comparisons:</text:p>
      <text:p text:style-name="P13"><text:tab/><text:span text:style-name="T10">In examples that hold descriptor values that are high the Edge magnitude Histogram values tend to be very close and in certain cases equivalent up to 3 decimal places. </text:span></text:p>
      <text:p text:style-name="P22">Example:<text:span text:style-name="T12"> Train9 and Train10 0.177 and 0.1630 a difference of 0.01 rounded</text:span></text:p>
      <text:p text:style-name="P13"><text:tab/><text:span text:style-name="T10">In pictures the values from the Edge magniuted histogram tend to differ at a high rate in which the two could differ by a whole increment of a decimal. </text:span></text:p>
      <text:p text:style-name="P14"><text:s/><text:span text:style-name="T11">Exampe</text:span>: Plain20 to Train9 0.275 and 0.177 is almost a full 0.1 difference between the two values.</text:p>
      <text:p text:style-name="P14"/>
      <text:p text:style-name="P19">-Edge direction Histogram comparisons:</text:p>
      <text:p text:style-name="P27"><text:tab/>In exampels that hold descriptor values that are high the Edge direction histogram values tend to be very close to each other. <text:span text:style-name="T19">As well as there being many different directions that this histogram can yield, the values tend not to have a high significance individually meaning that the values that do experience differences do not yield a major change to the output.</text:span></text:p>
      <text:p text:style-name="P23">Example:<text:span text:style-name="T12"> <text:s/></text:span><text:span text:style-name="T14">Train 9 and Train10 0.0437 and 0.0447 which are two values that are clearly close together meaning no ddrastic change to computation.</text:span></text:p>
      <text:p text:style-name="P23"><text:span text:style-name="T14"><text:tab/>In pictures that are </text:span><text:span text:style-name="T15">dissimilar the values may be different but seeing as most values in the direction histogram are fairly spread out the values that do differ are of very small significance to the final value</text:span></text:p>
      <text:p text:style-name="P24">Example:<text:span text:style-name="T12"> Plain 20 and Train9 0.0428 and 0.0322 and the values may differ by 10^-3 which has a minimal effect to the final value</text:span></text:p>
      <text:p text:style-name="P28"/>
      <text:p text:style-name="P20">-Intensity Histogram:</text:p>
      <text:p text:style-name="P28"><text:tab/>In examples with high similarity the intensity histogram values tend to have fair differences in the comparisons</text:p>
      <text:p text:style-name="P25">Example:<text:span text:style-name="T12"> </text:span><text:span text:style-name="T16">Car3 and Car15 0.1312 and <text:s/></text:span><text:span text:style-name="T17">0.0569 </text:span><text:span text:style-name="T16">which is a full difference of about a full 0.1</text:span></text:p>
      <text:p text:style-name="P29"><text:tab/>in examples where the pictures are dissimalar the histogram values the values may also differ as well:</text:p>
      <text:p text:style-name="P26">Example:<text:span text:style-name="T12"> Car and Train <text:s/></text:span><text:span text:style-name="T18">0.1228 </text:span><text:span text:style-name="T12">and 0.0569 which is also almost a full difference of an 0.1</text:span></text:p>
      <text:p text:style-name="P29"/>
      <text:p text:style-name="P21">Result:</text:p>
      <text:p text:style-name="P29"><text:tab/>The least significant Histogram of the three would be the distance histogram as the histograms tend to be spread out the values dont tend to be deviated to a high value that can directly effect the total output of the Image descriptor regardless iof whether the image is is simmilar or not.</text:p>
      <text:p text:style-name="P29"><text:tab/></text:p>
      <text:p text:style-name="P29"><text:tab/>As for the other two histograms, they are both fairly important to telling the difference between pictures. It is important to note what each of the images depict.</text:p>
      <text:p text:style-name="P29"><text:soft-page-break/><text:tab/>With the edge maginitude histogram the values in similar pictures tend to be the same where as the Intesity histogram may have big differences in the values in the histogram. Pictures that are dissimilar both help decide the differences between the pictures as they both yield highly significant values that differ in between the two histograms.</text:p>
      <text:p text:style-name="P29"/>
      <text:p text:style-name="P29"><text:tab/>Since the values of the intensity histogram are different regardless of whether the images are the similar or not then this histogram would seem less like to be the most reliable way of telling the difference as it cannot differentiate between similar and disimilar pictures. This is due to certain pictures naturally having different intensities at points of the picture that can cause the big changes.</text:p>
      <text:p text:style-name="P29"/>
      <text:p text:style-name="P29"><text:tab/>The Edge Magnitude histogram is the most signficant as not only does it yield values that are highly significant, it also can differintiate between pictures that are similar and those that are not. This is important as when we have similar pictures we would like the values to be closer together and this histogram tend to return the correct values that are similar. It also tends to return very different values in the <text:span text:style-name="T20">histogram at significant points which in turn allows for the image descriptor value to reduce significantly improving the accuracy of telling that two images are dissimilar.</text:span> </text:p>
      <text:p text:style-name="P29"/>
      <text:p text:style-name="P35">Conclusion:</text:p>
      <text:p text:style-name="P35"/>
      <text:p text:style-name="P34"><text:tab/>The most significant histogram is the edge magnitude histogram as it allows to differintiate between the similar and non similar images and also holds values that significantly alter the total output of the image descriptor. While this histogram may be more significant it is also important to have all 3 histograms present as it allows for greater accuracy in detecting the similarities between two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2:20:51.453446001</meta:creation-date>
    <dc:date>2018-06-01T21:47:11.579381167</dc:date>
    <meta:editing-duration>PT35M24S</meta:editing-duration>
    <meta:editing-cycles>6</meta:editing-cycles>
    <meta:generator>LibreOffice/5.1.6.2$Linux_X86_64 LibreOffice_project/10m0$Build-2</meta:generator>
    <meta:document-statistic meta:table-count="0" meta:image-count="0" meta:object-count="0" meta:page-count="5" meta:paragraph-count="74" meta:word-count="1581" meta:character-count="9769" meta:non-whitespace-character-count="8219"/>
  </office:meta>
</office:document-meta>
</file>